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0344" officeooo:paragraph-rsid="000e0344" style:font-weight-asian="bold" style:font-weight-complex="bold"/>
    </style:style>
    <style:style style:name="P2" style:family="paragraph" style:parent-style-name="Standard">
      <style:text-properties fo:font-weight="normal" officeooo:rsid="000e0344" officeooo:paragraph-rsid="000e0344" style:font-weight-asian="normal" style:font-weight-complex="normal"/>
    </style:style>
    <style:style style:name="P3" style:family="paragraph" style:parent-style-name="Standard">
      <style:text-properties style:text-position="0% 100%" fo:font-weight="normal" officeooo:rsid="000e0344" officeooo:paragraph-rsid="000e0344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0ff962" officeooo:paragraph-rsid="000ff962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0ff962" officeooo:paragraph-rsid="001190e3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0ff962" officeooo:paragraph-rsid="0012a6f0" style:font-weight-asian="normal" style:font-weight-complex="normal"/>
    </style:style>
    <style:style style:name="P7" style:family="paragraph" style:parent-style-name="Standard">
      <style:text-properties style:text-position="0% 100%" fo:font-weight="bold" officeooo:rsid="000ff962" officeooo:paragraph-rsid="000ff962" style:font-weight-asian="bold" style:font-weight-complex="bold"/>
    </style:style>
    <style:style style:name="P8" style:family="paragraph" style:parent-style-name="Standard">
      <style:text-properties style:text-position="0% 100%" fo:font-weight="bold" officeooo:rsid="000ff962" officeooo:paragraph-rsid="0012a6f0" style:font-weight-asian="bold" style:font-weight-complex="bold"/>
    </style:style>
    <style:style style:name="P9" style:family="paragraph" style:parent-style-name="Standard">
      <style:text-properties fo:font-weight="bold" officeooo:rsid="000e0344" officeooo:paragraph-rsid="000e0344" style:font-weight-asian="bold" style:font-weight-complex="bold"/>
    </style:style>
    <style:style style:name="P10" style:family="paragraph" style:parent-style-name="Standard">
      <style:text-properties fo:font-weight="bold" officeooo:rsid="000ff962" officeooo:paragraph-rsid="000ff962" style:font-weight-asian="bold" style:font-weight-complex="bold"/>
    </style:style>
    <style:style style:name="P11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fo:language="sv" fo:country="SE" fo:font-weight="normal" officeooo:rsid="000ff962" officeooo:paragraph-rsid="000ff962" style:font-weight-asian="normal" style:font-weight-complex="normal"/>
    </style:style>
    <style:style style:name="P12" style:family="paragraph" style:parent-style-name="Standard">
      <style:paragraph-properties fo:margin-left="0in" fo:margin-right="0in" fo:margin-top="0.0835in" fo:margin-bottom="0.0835in" style:contextual-spacing="false" fo:line-height="150%" fo:text-align="justify" style:justify-single-word="false" fo:text-indent="0in" style:auto-text-indent="false"/>
      <style:text-properties fo:language="sv" fo:country="SE" fo:font-weight="normal" officeooo:rsid="000e0344" officeooo:paragraph-rsid="000ff962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text-position="0% 100%" fo:font-weight="bold" officeooo:rsid="000ff962" officeooo:paragraph-rsid="000ff96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erhitungan Voltage Divider</text:p>
      <text:p text:style-name="P11">Rumus Tegangan pada: V1 = <draw:frame draw:style-name="fr2" draw:name="Object5" text:anchor-type="as-char" svg:y="-0.2437in" svg:width="1.8256in" svg:height="0.392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>Rumus Tegangan pada: V2 = <text:s/><draw:frame draw:style-name="fr2" draw:name="Object6" text:anchor-type="as-char" svg:y="-0.2437in" svg:width="1.5783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>Rumus Tegangan pada: V3 = <text:s/><draw:frame draw:style-name="fr2" draw:name="Object7" text:anchor-type="as-char" svg:y="-0.2437in" svg:width="1.5898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/>
      <text:p text:style-name="P1">Perhitungan Summing Amplifier</text:p>
      <text:p text:style-name="P2">Gain = -3x (510301800<text:span text:style-name="T1">3</text:span>)</text:p>
      <text:p text:style-name="P2">Misalkan Rf = 30k</text:p>
      <text:p text:style-name="P2"/>
      <text:p text:style-name="P2"><draw:frame draw:style-name="fr2" draw:name="Object1" text:anchor-type="as-char" svg:y="-0.2437in" svg:width="1.398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2" draw:name="Object2" text:anchor-type="as-char" svg:y="-0.2437in" svg:width="3.3846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Perhitungan R<text:span text:style-name="T2">compensator</text:span></text:p>
      <text:p text:style-name="P3"><draw:frame draw:style-name="fr2" draw:name="Object3" text:anchor-type="as-char" svg:y="-0.2437in" svg:width="3.3319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2" draw:name="Object4" text:anchor-type="as-char" svg:y="-0.2437in" svg:width="3.7728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7">Vin = -3 V</text:p>
      <text:p text:style-name="P4"><draw:frame draw:style-name="fr1" draw:name="Object8" text:anchor-type="as-char" svg:y="-0.2437in" svg:width="2.1457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1" draw:name="Object9" text:anchor-type="as-char" svg:y="-0.2437in" svg:width="2.0516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1" draw:name="Object10" text:anchor-type="as-char" svg:y="-0.2437in" svg:width="2.148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p text:style-name="P7"><draw:frame draw:style-name="fr1" draw:name="Object11" text:anchor-type="as-char" svg:y="-0.152in" svg:width="5.0835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7"/>
      <text:p text:style-name="P7">Vin = -2 V</text:p>
      <text:p text:style-name="P5"><draw:frame draw:style-name="fr1" draw:name="Object13" text:anchor-type="as-char" svg:y="-0.2437in" svg:width="2.0598in" svg:height="0.392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"><draw:frame draw:style-name="fr1" draw:name="Object14" text:anchor-type="as-char" svg:y="-0.2437in" svg:width="1.9228in" svg:height="0.392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"><draw:frame draw:style-name="fr1" draw:name="Object12" text:anchor-type="as-char" svg:y="-0.2437in" svg:width="2.0634in" svg:height="0.3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/>
      <text:p text:style-name="P5"><draw:frame draw:style-name="fr1" draw:name="Object15" text:anchor-type="as-char" svg:y="-0.152in" svg:width="4.3693in" svg:height="0.2134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>Vin = 1 V</text:p>
      <text:p text:style-name="P6"><draw:frame draw:style-name="fr1" draw:name="Object17" text:anchor-type="as-char" svg:y="-0.2437in" svg:width="1.8953in" svg:height="0.392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><draw:frame draw:style-name="fr1" draw:name="Object18" text:anchor-type="as-char" svg:y="-0.2437in" svg:width="1.802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><draw:frame draw:style-name="fr1" draw:name="Object16" text:anchor-type="as-char" svg:y="-0.2437in" svg:width="1.8957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/>
      <text:p text:style-name="P6"><draw:frame draw:style-name="fr1" draw:name="Object19" text:anchor-type="as-char" svg:y="-0.152in" svg:width="4.7398in" svg:height="0.2134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7"/>
      <text:p text:style-name="P7">Vin = 2 V</text:p>
      <text:p text:style-name="P6"><draw:frame draw:style-name="fr1" draw:name="Object21" text:anchor-type="as-char" svg:y="-0.2437in" svg:width="1.8102in" svg:height="0.392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><draw:frame draw:style-name="fr1" draw:name="Object22" text:anchor-type="as-char" svg:y="-0.2437in" svg:width="1.6736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6"><draw:frame draw:style-name="fr1" draw:name="Object23" text:anchor-type="as-char" svg:y="-0.2437in" svg:width="1.8138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"/>
      <text:p text:style-name="P6"><draw:frame draw:style-name="fr1" draw:name="Object20" text:anchor-type="as-char" svg:y="-0.152in" svg:width="4.3161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7"/>
      <text:p text:style-name="P7">Vin = 3 V</text:p>
      <text:p text:style-name="P6"><draw:frame draw:style-name="fr1" draw:name="Object25" text:anchor-type="as-char" svg:y="-0.2437in" svg:width="1.8965in" svg:height="0.39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6"><draw:frame draw:style-name="fr1" draw:name="Object26" text:anchor-type="as-char" svg:y="-0.2437in" svg:width="1.802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"><draw:frame draw:style-name="fr1" draw:name="Object27" text:anchor-type="as-char" svg:y="-0.2437in" svg:width="1.8984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8"/>
      <text:p text:style-name="P8"><draw:frame draw:style-name="fr1" draw:name="Object24" text:anchor-type="as-char" svg:y="-0.152in" svg:width="5.2063in" svg:height="0.21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2:15:58.682123972</meta:creation-date>
    <dc:date>2021-08-30T12:57:22.030725442</dc:date>
    <meta:editing-duration>PT28M30S</meta:editing-duration>
    <meta:editing-cycles>4</meta:editing-cycles>
    <meta:generator>LibreOffice/7.1.4.2$Linux_X86_64 LibreOffice_project/10$Build-2</meta:generator>
    <meta:document-statistic meta:table-count="0" meta:image-count="0" meta:object-count="27" meta:page-count="2" meta:paragraph-count="37" meta:word-count="55" meta:character-count="256" meta:non-whitespace-character-count="210"/>
  </office:meta>
</office:document-meta>
</file>

<file path=Object 1/content.xml><?xml version="1.0" encoding="utf-8"?>
<math xmlns="http://www.w3.org/1998/Math/MathML" display="block">
  <semantics>
    <mrow>
      <msub>
        <mi mathvariant="italic">Gain</mi>
        <mrow>
          <mo fence="true" form="prefix" stretchy="false">(</mo>
          <mrow>
            <mi mathvariant="italic">CH</mi>
          </mrow>
          <mo fence="true" form="postfix" stretchy="false">)</mo>
        </mrow>
      </msub>
      <mrow>
        <mspace width="2em"/>
        <mo stretchy="false">=</mo>
        <mrow>
          <mspace width="2em"/>
          <mo stretchy="false">−</mo>
          <mfrac>
            <mi mathvariant="italic">Rf</mi>
            <msub>
              <mi mathvariant="italic">Ri</mi>
              <mi mathvariant="italic">CH</mi>
            </msub>
          </mfrac>
        </mrow>
      </mrow>
    </mrow>
    <annotation encoding="StarMath 5.0">Gain_{ (CH) } ~=~ -{ Rf } over { Ri_{CH} }</annotation>
  </semantics>
</math>
</file>

<file path=Object 10/content.xml><?xml version="1.0" encoding="utf-8"?>
<math xmlns="http://www.w3.org/1998/Math/MathML" display="block">
  <semantics>
    <mrow>
      <msub>
        <mi>V</mi>
        <mn>3</mn>
      </msub>
      <mrow>
        <mspace width="2em"/>
        <mo stretchy="false">=</mo>
        <mspace width="2em"/>
      </mrow>
      <mfrac>
        <mn>1</mn>
        <mn>4</mn>
      </mfrac>
      <mi>x</mi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0.75</mn>
        </mrow>
      </mrow>
      <mi>V</mi>
    </mrow>
    <annotation encoding="StarMath 5.0">V_3 ~=~ 1 over 4 x ( -3V ) ~=~ -0.75 V</annotation>
  </semantics>
</math>
</file>

<file path=Object 11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i mathvariant="italic">Gain</mi>
      <mrow>
        <mo fence="true" form="prefix" stretchy="false">(</mo>
        <mrow>
          <mrow>
            <msub>
              <mi>V</mi>
              <mn>1</mn>
            </msub>
            <mo stretchy="false">+</mo>
            <msub>
              <mi>V</mi>
              <mn>2</mn>
            </msub>
            <mo stretchy="false">+</mo>
            <msub>
              <mi>V</mi>
              <mn>3</mn>
            </msub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3</mn>
        </mrow>
      </mrow>
      <mrow>
        <mo fence="true" form="prefix" stretchy="false">(</mo>
        <mrow>
          <mrow>
            <mrow>
              <mo fence="true" form="prefix" stretchy="false">(</mo>
              <mrow>
                <mrow>
                  <mo stretchy="false">−</mo>
                  <mn>2.25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.5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0.75</mn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=</mo>
        <mspace width="2em"/>
      </mrow>
      <mn>13.5</mn>
      <mi>V</mi>
    </mrow>
    <annotation encoding="StarMath 5.0">V_OUT ~=~ Gain ( V_1 + V_2 + V_3 ) ~=~
-3 ( (-2.25) + (-1.5) + (-0.75) ) ~=~ 13.5 V</annotation>
  </semantics>
</math>
</file>

<file path=Object 12/content.xml><?xml version="1.0" encoding="utf-8"?>
<math xmlns="http://www.w3.org/1998/Math/MathML" display="block">
  <semantics>
    <mrow>
      <msub>
        <mi>V</mi>
        <mn>3</mn>
      </msub>
      <mrow>
        <mspace width="2em"/>
        <mo stretchy="false">=</mo>
        <mspace width="2em"/>
      </mrow>
      <mfrac>
        <mn>1</mn>
        <mn>4</mn>
      </mfrac>
      <mi>x</mi>
      <mrow>
        <mo fence="true" form="prefix" stretchy="false">(</mo>
        <mrow>
          <mrow>
            <mrow>
              <mo stretchy="false">−</mo>
              <mn>2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0.5</mn>
        </mrow>
      </mrow>
      <mi>V</mi>
    </mrow>
    <annotation encoding="StarMath 5.0">V_3 ~=~ 1 over 4 x ( -2V ) ~=~ -0.5 V</annotation>
  </semantics>
</math>
</file>

<file path=Object 13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row>
              <mo stretchy="false">−</mo>
              <mn>2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.5</mn>
        </mrow>
      </mrow>
      <mi>V</mi>
    </mrow>
    <annotation encoding="StarMath 5.0">V_1 ~=~ 3 over 4 x (-2V) ~=~ -1.5 V</annotation>
  </semantics>
</math>
</file>

<file path=Object 14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row>
              <mo stretchy="false">−</mo>
              <mn>2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</mn>
        </mrow>
      </mrow>
      <mi>V</mi>
    </mrow>
    <annotation encoding="StarMath 5.0">V_2 ~=~ 1 over 2 x (-2V) ~=~ -1 V</annotation>
  </semantics>
</math>
</file>

<file path=Object 15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i mathvariant="italic">Gain</mi>
      <mi>x</mi>
      <mrow>
        <mo fence="true" form="prefix" stretchy="false">(</mo>
        <mrow>
          <mrow>
            <msub>
              <mi>V</mi>
              <mn>1</mn>
            </msub>
            <mo stretchy="false">+</mo>
            <msub>
              <mi>V</mi>
              <mn>2</mn>
            </msub>
            <mo stretchy="false">+</mo>
            <msub>
              <mi>V</mi>
              <mn>3</mn>
            </msub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i>x</mi>
      <mrow>
        <mo fence="true" form="prefix" stretchy="false">(</mo>
        <mrow>
          <mrow>
            <mrow>
              <mo stretchy="false">−</mo>
              <mn>1.5</mn>
            </mrow>
            <mo stretchy="false">−</mo>
            <mn>1</mn>
            <mo stretchy="false">−</mo>
            <mn>0.5</mn>
          </mrow>
        </mrow>
        <mo fence="true" form="postfix" stretchy="false">)</mo>
      </mrow>
      <mrow>
        <mspace width="2em"/>
        <mo stretchy="false">=</mo>
        <mspace width="2em"/>
      </mrow>
      <mn>9</mn>
      <mi>V</mi>
    </mrow>
    <annotation encoding="StarMath 5.0">V_OUT ~=~ Gain x ( V_1 + V_2 + V_3 ) ~=~ 
( -3 )x( -1.5 -1 -0.5 ) ~=~ 9 V</annotation>
  </semantics>
</math>
</file>

<file path=Object 16/content.xml><?xml version="1.0" encoding="utf-8"?>
<math xmlns="http://www.w3.org/1998/Math/MathML" display="block">
  <semantics>
    <mrow>
      <msub>
        <mi>V</mi>
        <mn>3</mn>
      </msub>
      <mrow>
        <mspace width="2em"/>
        <mo stretchy="false">=</mo>
        <mspace width="2em"/>
      </mrow>
      <mfrac>
        <mn>1</mn>
        <mn>4</mn>
      </mfrac>
      <mi>x</mi>
      <mrow>
        <mo fence="true" form="prefix" stretchy="false">(</mo>
        <mrow>
          <mrow>
            <mn>1</mn>
            <mi>V</mi>
          </mrow>
        </mrow>
        <mo fence="true" form="postfix" stretchy="false">)</mo>
      </mrow>
      <mrow>
        <mspace width="2em"/>
        <mo stretchy="false">=</mo>
        <mspace width="2em"/>
      </mrow>
      <mn>0.25</mn>
      <mi>V</mi>
    </mrow>
    <annotation encoding="StarMath 5.0">V_3 ~=~ 1 over 4 x ( 1V ) ~=~ 0.25 V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n>1</mn>
            <mi>V</mi>
          </mrow>
        </mrow>
        <mo fence="true" form="postfix" stretchy="false">)</mo>
      </mrow>
      <mrow>
        <mspace width="2em"/>
        <mo stretchy="false">=</mo>
        <mspace width="2em"/>
      </mrow>
      <mn>0.75</mn>
      <mi>V</mi>
    </mrow>
    <annotation encoding="StarMath 5.0">V_1 ~=~ 3 over 4 x (1V) ~=~ 0.75 V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0.5</mn>
      <mi>V</mi>
    </mrow>
    <annotation encoding="StarMath 5.0">V_2 ~=~ 1 over 2 x (2V) ~=~ 0.5 V</annotation>
  </semantics>
</math>
</file>

<file path=Object 19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i mathvariant="italic">Gain</mi>
      <mi>x</mi>
      <mrow>
        <mo fence="true" form="prefix" stretchy="false">(</mo>
        <mrow>
          <mrow>
            <msub>
              <mi>V</mi>
              <mn>1</mn>
            </msub>
            <mo stretchy="false">+</mo>
            <msub>
              <mi>V</mi>
              <mn>2</mn>
            </msub>
            <mo stretchy="false">+</mo>
            <msub>
              <mi>V</mi>
              <mn>3</mn>
            </msub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i>x</mi>
      <mrow>
        <mo fence="true" form="prefix" stretchy="false">(</mo>
        <mrow>
          <mrow>
            <mn>0.75</mn>
            <mo stretchy="false">+</mo>
            <mn>0.5</mn>
            <mo stretchy="false">+</mo>
            <mn>0.25</mn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4.5</mn>
        </mrow>
      </mrow>
      <mi>V</mi>
    </mrow>
    <annotation encoding="StarMath 5.0">V_OUT ~=~ Gain x ( V_1 + V_2 + V_3 )
~=~ 
( -3 ) x ( 0.75 + 0.5 + 0.25 ) ~=~ -4.5 V</annotation>
  </semantics>
</math>
</file>

<file path=Object 2/content.xml><?xml version="1.0" encoding="utf-8"?>
<math xmlns="http://www.w3.org/1998/Math/MathML" display="block">
  <semantics>
    <mrow>
      <msub>
        <mi mathvariant="italic">Ri</mi>
        <mi mathvariant="italic">CH</mi>
      </msub>
      <mrow>
        <mspace width="2em"/>
        <mo stretchy="false">=</mo>
        <mspace width="2em"/>
      </mrow>
      <mi mathvariant="italic">identical</mi>
      <mrow>
        <mspace width="2em"/>
        <mo stretchy="false">=</mo>
        <mrow>
          <mspace width="2em"/>
          <mo stretchy="false">−</mo>
          <mfrac>
            <mi mathvariant="italic">Rf</mi>
            <mi mathvariant="italic">Gain</mi>
          </mfrac>
        </mrow>
      </mrow>
      <mrow>
        <mspace width="2em"/>
        <mo stretchy="false">=</mo>
        <mrow>
          <mspace width="2em"/>
          <mo stretchy="false">−</mo>
          <mfrac>
            <mrow>
              <mn>30</mn>
              <mi>k</mi>
            </mrow>
            <mrow>
              <mo stretchy="false">−</mo>
              <mn>3</mn>
            </mrow>
          </mfrac>
        </mrow>
      </mrow>
      <mrow>
        <mspace width="2em"/>
        <mo stretchy="false">=</mo>
        <mspace width="2em"/>
      </mrow>
      <mn>10</mn>
      <mi>k</mi>
    </mrow>
    <annotation encoding="StarMath 5.0">Ri_{ CH } ~=~ identical ~=~ -Rf over { Gain } ~=~ -{ 30k } over { -3 } ~=~ 10k</annotation>
  </semantics>
</math>
</file>

<file path=Object 20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i mathvariant="italic">Gain</mi>
      <mi>x</mi>
      <mrow>
        <mo fence="true" form="prefix" stretchy="false">(</mo>
        <mrow>
          <mrow>
            <msub>
              <mi>V</mi>
              <mn>1</mn>
            </msub>
            <mo stretchy="false">+</mo>
            <msub>
              <mi>V</mi>
              <mn>2</mn>
            </msub>
            <mo stretchy="false">+</mo>
            <msub>
              <mi>V</mi>
              <mn>3</mn>
            </msub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  <mi>x</mi>
      <mrow>
        <mo fence="true" form="prefix" stretchy="false">(</mo>
        <mrow>
          <mrow>
            <mn>1.5</mn>
            <mo stretchy="false">+</mo>
            <mn>1</mn>
            <mo stretchy="false">+</mo>
            <mn>0.5</mn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9</mn>
        </mrow>
      </mrow>
      <mi>V</mi>
    </mrow>
    <annotation encoding="StarMath 5.0">V_OUT ~=~ Gain x ( V_1 + V_2 + V_3 ) ~=~ 
( -3 )x( 1.5 + 1 + 0.5 ) ~=~ -9 V</annotation>
  </semantics>
</math>
</file>

<file path=Object 21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1.5</mn>
      <mi>V</mi>
    </mrow>
    <annotation encoding="StarMath 5.0">V_1 ~=~ 3 over 4 x (2V) ~=~ 1.5 V</annotation>
  </semantics>
</math>
</file>

<file path=Object 22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1</mn>
      <mi>V</mi>
    </mrow>
    <annotation encoding="StarMath 5.0">V_2 ~=~ 1 over 2 x (2V) ~=~ 1 V</annotation>
  </semantics>
</math>
</file>

<file path=Object 23/content.xml><?xml version="1.0" encoding="utf-8"?>
<math xmlns="http://www.w3.org/1998/Math/MathML" display="block">
  <semantics>
    <mrow>
      <msub>
        <mi>V</mi>
        <mn>3</mn>
      </msub>
      <mrow>
        <mspace width="2em"/>
        <mo stretchy="false">=</mo>
        <mspace width="2em"/>
      </mrow>
      <mfrac>
        <mn>1</mn>
        <mn>4</mn>
      </mfrac>
      <mi>x</mi>
      <mrow>
        <mo fence="true" form="prefix" stretchy="false">(</mo>
        <mrow>
          <mrow>
            <mn>2</mn>
            <mi>V</mi>
          </mrow>
        </mrow>
        <mo fence="true" form="postfix" stretchy="false">)</mo>
      </mrow>
      <mrow>
        <mspace width="2em"/>
        <mo stretchy="false">=</mo>
        <mspace width="2em"/>
      </mrow>
      <mn>0.5</mn>
      <mi>V</mi>
    </mrow>
    <annotation encoding="StarMath 5.0">V_3 ~=~ 1 over 4 x ( 2V ) ~=~ 0.5 V</annotation>
  </semantics>
</math>
</file>

<file path=Object 24/content.xml><?xml version="1.0" encoding="utf-8"?>
<math xmlns="http://www.w3.org/1998/Math/MathML" display="block">
  <semantics>
    <mrow>
      <msub>
        <mi>V</mi>
        <mi mathvariant="italic">OUT</mi>
      </msub>
      <mrow>
        <mspace width="2em"/>
        <mo stretchy="false">=</mo>
        <mspace width="2em"/>
      </mrow>
      <mi mathvariant="italic">Gain</mi>
      <mrow>
        <mo fence="true" form="prefix" stretchy="false">(</mo>
        <mrow>
          <mrow>
            <msub>
              <mi>V</mi>
              <mn>1</mn>
            </msub>
            <mo stretchy="false">+</mo>
            <msub>
              <mi>V</mi>
              <mn>2</mn>
            </msub>
            <mo stretchy="false">+</mo>
            <msub>
              <mi>V</mi>
              <mn>3</mn>
            </msub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3</mn>
        </mrow>
      </mrow>
      <mrow>
        <mo fence="true" form="prefix" stretchy="false">(</mo>
        <mrow>
          <mrow>
            <mrow>
              <mo fence="true" form="prefix" stretchy="false">(</mo>
              <mrow>
                <mrow>
                  <mo stretchy="false">−</mo>
                  <mn>2.25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1.5</mn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o stretchy="false">−</mo>
                  <mn>0.75</mn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3.5</mn>
        </mrow>
      </mrow>
      <mi>V</mi>
    </mrow>
    <annotation encoding="StarMath 5.0">V_OUT ~=~ Gain ( V_1 + V_2 + V_3 ) ~=~
-3 ( (-2.25) + (-1.5) + (-0.75) ) ~=~ -13.5 V</annotation>
  </semantics>
</math>
</file>

<file path=Object 25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n>3</mn>
            <mi>V</mi>
          </mrow>
        </mrow>
        <mo fence="true" form="postfix" stretchy="false">)</mo>
      </mrow>
      <mrow>
        <mspace width="2em"/>
        <mo stretchy="false">=</mo>
        <mspace width="2em"/>
      </mrow>
      <mn>2.25</mn>
      <mi>V</mi>
    </mrow>
    <annotation encoding="StarMath 5.0">V_1 ~=~ 3 over 4 x (3V) ~=~ 2.25 V</annotation>
  </semantics>
</math>
</file>

<file path=Object 26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n>3</mn>
            <mi>V</mi>
          </mrow>
        </mrow>
        <mo fence="true" form="postfix" stretchy="false">)</mo>
      </mrow>
      <mrow>
        <mspace width="2em"/>
        <mo stretchy="false">=</mo>
        <mspace width="2em"/>
      </mrow>
      <mn>1.5</mn>
      <mi>V</mi>
    </mrow>
    <annotation encoding="StarMath 5.0">V_2 ~=~ 1 over 2 x (3V) ~=~ 1.5 V</annotation>
  </semantics>
</math>
</file>

<file path=Object 27/content.xml><?xml version="1.0" encoding="utf-8"?>
<math xmlns="http://www.w3.org/1998/Math/MathML" display="block">
  <semantics>
    <mrow>
      <msub>
        <mi>V</mi>
        <mn>3</mn>
      </msub>
      <mrow>
        <mspace width="2em"/>
        <mo stretchy="false">=</mo>
        <mspace width="2em"/>
      </mrow>
      <mfrac>
        <mn>1</mn>
        <mn>4</mn>
      </mfrac>
      <mi>x</mi>
      <mrow>
        <mo fence="true" form="prefix" stretchy="false">(</mo>
        <mrow>
          <mrow>
            <mn>3</mn>
            <mi>V</mi>
          </mrow>
        </mrow>
        <mo fence="true" form="postfix" stretchy="false">)</mo>
      </mrow>
      <mrow>
        <mspace width="2em"/>
        <mo stretchy="false">=</mo>
        <mspace width="2em"/>
      </mrow>
      <mn>0.75</mn>
      <mi>V</mi>
    </mrow>
    <annotation encoding="StarMath 5.0">V_3 ~=~ 1 over 4 x ( 3V ) ~=~ 0.75 V</annotation>
  </semantics>
</math>
</file>

<file path=Object 3/content.xml><?xml version="1.0" encoding="utf-8"?>
<math xmlns="http://www.w3.org/1998/Math/MathML" display="block">
  <semantics>
    <mrow>
      <msub>
        <mi>R</mi>
        <mi mathvariant="italic">COMP</mi>
      </msub>
      <mrow>
        <mspace width="2em"/>
        <mo stretchy="false">=</mo>
        <mspace width="2em"/>
      </mrow>
      <msub>
        <mi>R</mi>
        <mn>1</mn>
      </msub>
      <mrow>
        <mspace width="2em"/>
        <mo stretchy="false">∥</mo>
        <mspace width="2em"/>
      </mrow>
      <msub>
        <mi>R</mi>
        <mn>2</mn>
      </msub>
      <mrow>
        <mspace width="2em"/>
        <mo stretchy="false">∥</mo>
        <mspace width="2em"/>
      </mrow>
      <msub>
        <mi>R</mi>
        <mn>3</mn>
      </msub>
      <mrow>
        <mspace width="2em"/>
        <mo stretchy="false">∥</mo>
        <mspace width="2em"/>
      </mrow>
      <mi mathvariant="italic">Rf</mi>
      <mrow>
        <mspace width="2em"/>
        <mo stretchy="false">=</mo>
        <mspace width="2em"/>
      </mrow>
      <mfrac>
        <mn>1</mn>
        <mn>3</mn>
      </mfrac>
      <msub>
        <mi>R</mi>
        <mi mathvariant="italic">CH</mi>
      </msub>
      <mrow>
        <mspace width="2em"/>
        <mo stretchy="false">∥</mo>
        <mspace width="2em"/>
      </mrow>
      <mi mathvariant="italic">Rf</mi>
    </mrow>
    <annotation encoding="StarMath 5.0">R_COMP ~=~ 
R_1 ~parallel~ R_2 ~parallel~ R_3 ~parallel~ Rf ~=~ 1over3 R_{ CH } ~parallel~ Rf</annotation>
  </semantics>
</math>
</file>

<file path=Object 4/content.xml><?xml version="1.0" encoding="utf-8"?>
<math xmlns="http://www.w3.org/1998/Math/MathML" display="block">
  <semantics>
    <mrow>
      <msub>
        <mi>R</mi>
        <mi mathvariant="italic">COMP</mi>
      </msub>
      <mrow>
        <mspace width="2em"/>
        <mo stretchy="false">=</mo>
        <mspace width="2em"/>
      </mrow>
      <mfrac>
        <mn>1</mn>
        <mn>3</mn>
      </mfrac>
      <mn>10</mn>
      <mi>k</mi>
      <mrow>
        <mspace width="2em"/>
        <mo stretchy="false">∥</mo>
        <mspace width="2em"/>
      </mrow>
      <mn>30</mn>
      <mi>k</mi>
      <mrow>
        <mspace width="2em"/>
        <mo stretchy="false">=</mo>
        <mspace width="2em"/>
      </mrow>
      <mfrac>
        <mrow>
          <mn>3.3</mn>
          <mi>k</mi>
          <mspace width="2em"/>
          <mi>x</mi>
          <mspace width="2em"/>
          <mn>10</mn>
          <mi>k</mi>
        </mrow>
        <mrow>
          <mn>3.3</mn>
          <mi>k</mi>
          <mrow>
            <mspace width="2em"/>
            <mo stretchy="false">+</mo>
            <mspace width="2em"/>
          </mrow>
          <mn>10</mn>
          <mi>k</mi>
        </mrow>
      </mfrac>
      <mrow>
        <mspace width="2em"/>
        <mo stretchy="false">≃</mo>
        <mspace width="2em"/>
      </mrow>
      <mn>2.48</mn>
      <mi>k</mi>
      <mi mathvariant="normal">Ω</mi>
    </mrow>
    <annotation encoding="StarMath 5.0">R_{ COMP } ~=~ 1 over 3 10k ~parallel~ 30k ~=~ { 3.3k ~x~ 10k } over { 3.3k ~+~ 10k } ~simeq~ 2.48 k %OMEGA</annotation>
  </semantics>
</math>
</file>

<file path=Object 5/content.xml><?xml version="1.0" encoding="utf-8"?>
<math xmlns="http://www.w3.org/1998/Math/MathML" display="block">
  <semantics>
    <mrow>
      <mfrac>
        <mrow>
          <mi>R</mi>
          <mo stretchy="false">+</mo>
          <mi>R</mi>
          <mo stretchy="false">+</mo>
          <mi>R</mi>
        </mrow>
        <mrow>
          <mi>R</mi>
          <mo stretchy="false">+</mo>
          <mi>R</mi>
          <mo stretchy="false">+</mo>
          <mi>R</mi>
          <mo stretchy="false">+</mo>
          <mi>R</mi>
        </mrow>
      </mfrac>
      <mi mathvariant="italic">Vin</mi>
      <mrow>
        <mspace width="2em"/>
        <mo stretchy="false">=</mo>
        <mspace width="2em"/>
      </mrow>
      <mfrac>
        <mn>3</mn>
        <mn>4</mn>
      </mfrac>
      <mi mathvariant="italic">Vin</mi>
    </mrow>
    <annotation encoding="StarMath 5.0">{R+R+R} over { R + R + R + R } Vin ~=~ 3 over 4 Vin</annotation>
  </semantics>
</math>
</file>

<file path=Object 6/content.xml><?xml version="1.0" encoding="utf-8"?>
<math xmlns="http://www.w3.org/1998/Math/MathML" display="block">
  <semantics>
    <mrow>
      <mfrac>
        <mrow>
          <mi>R</mi>
          <mo stretchy="false">+</mo>
          <mi>R</mi>
        </mrow>
        <mrow>
          <mi>R</mi>
          <mo stretchy="false">+</mo>
          <mi>R</mi>
          <mo stretchy="false">+</mo>
          <mi>R</mi>
          <mo stretchy="false">+</mo>
          <mi>R</mi>
        </mrow>
      </mfrac>
      <mrow>
        <mspace width="2em"/>
        <mo stretchy="false">=</mo>
        <mspace width="2em"/>
      </mrow>
      <mfrac>
        <mn>1</mn>
        <mn>2</mn>
      </mfrac>
      <mi mathvariant="italic">Vin</mi>
    </mrow>
    <annotation encoding="StarMath 5.0">{ R + R } over { R + R + R + R } ~=~ 1 over 2 Vin</annotation>
  </semantics>
</math>
</file>

<file path=Object 7/content.xml><?xml version="1.0" encoding="utf-8"?>
<math xmlns="http://www.w3.org/1998/Math/MathML" display="block">
  <semantics>
    <mrow>
      <mfrac>
        <mi>R</mi>
        <mrow>
          <mi>R</mi>
          <mo stretchy="false">+</mo>
          <mi>R</mi>
          <mo stretchy="false">+</mo>
          <mi>R</mi>
          <mo stretchy="false">+</mo>
          <mi>R</mi>
        </mrow>
      </mfrac>
      <mrow>
        <mspace width="2em"/>
        <mo stretchy="false">=</mo>
        <mspace width="2em"/>
      </mrow>
      <mfrac>
        <mn>1</mn>
        <mn>4</mn>
      </mfrac>
      <mi mathvariant="italic">Vin</mi>
    </mrow>
    <annotation encoding="StarMath 5.0">R over { R + R + R + R } ~=~ 1 over 4 Vin</annotation>
  </semantics>
</math>
</file>

<file path=Object 8/content.xml><?xml version="1.0" encoding="utf-8"?>
<math xmlns="http://www.w3.org/1998/Math/MathML" display="block">
  <semantics>
    <mrow>
      <msub>
        <mi>V</mi>
        <mn>1</mn>
      </msub>
      <mrow>
        <mspace width="2em"/>
        <mo stretchy="false">=</mo>
        <mspace width="2em"/>
      </mrow>
      <mfrac>
        <mn>3</mn>
        <mn>4</mn>
      </mfrac>
      <mi>x</mi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2.25</mn>
        </mrow>
      </mrow>
      <mi>V</mi>
    </mrow>
    <annotation encoding="StarMath 5.0">V_1 ~=~ 3 over 4 x (-3V) ~=~ -2.25 V</annotation>
  </semantics>
</math>
</file>

<file path=Object 9/content.xml><?xml version="1.0" encoding="utf-8"?>
<math xmlns="http://www.w3.org/1998/Math/MathML" display="block">
  <semantics>
    <mrow>
      <msub>
        <mi>V</mi>
        <mn>2</mn>
      </msub>
      <mrow>
        <mspace width="2em"/>
        <mo stretchy="false">=</mo>
        <mspace width="2em"/>
      </mrow>
      <mfrac>
        <mn>1</mn>
        <mn>2</mn>
      </mfrac>
      <mi>x</mi>
      <mrow>
        <mo fence="true" form="prefix" stretchy="false">(</mo>
        <mrow>
          <mrow>
            <mrow>
              <mo stretchy="false">−</mo>
              <mn>3</mn>
            </mrow>
            <mi>V</mi>
          </mrow>
        </mrow>
        <mo fence="true" form="postfix" stretchy="false">)</mo>
      </mrow>
      <mrow>
        <mspace width="2em"/>
        <mo stretchy="false">=</mo>
        <mrow>
          <mspace width="2em"/>
          <mo stretchy="false">−</mo>
          <mn>1.5</mn>
        </mrow>
      </mrow>
      <mi>V</mi>
    </mrow>
    <annotation encoding="StarMath 5.0">V_2 ~=~ 1 over 2 x (-3V) ~=~ -1.5 V</annotation>
  </semantics>
</math>
</file>